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22fb5" officeooo:paragraph-rsid="00122fb5" style:font-size-asian="14pt" style:font-size-complex="14pt"/>
    </style:style>
    <style:style style:name="P2" style:family="paragraph" style:parent-style-name="Standard">
      <style:text-properties fo:font-size="12pt" officeooo:rsid="00122fb5" officeooo:paragraph-rsid="00122fb5" style:font-size-asian="10.5pt" style:font-size-complex="12pt"/>
    </style:style>
    <style:style style:name="P3" style:family="paragraph" style:parent-style-name="Standard">
      <style:text-properties fo:font-size="12pt" officeooo:rsid="00122fb5" officeooo:paragraph-rsid="0013b7a9" style:font-size-asian="10.5pt" style:font-size-complex="12pt"/>
    </style:style>
    <style:style style:name="P4" style:family="paragraph" style:parent-style-name="Standard">
      <style:text-properties fo:font-size="12pt" officeooo:rsid="001405ab" officeooo:paragraph-rsid="001405ab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b7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EXT – Generic function for extending SD / BASIC to interface with C Functions. </text:p>
      <text:p text:style-name="P1"/>
      <text:p text:style-name="P2">The purpose of this function is to add a generic function to SD / BASIC to allow for the interface of C code and C functions.</text:p>
      <text:p text:style-name="P2"/>
      <text:p text:style-name="P2"><text:span text:style-name="T1">Function SDEXT</text:span><text:line-break/></text:p>
      <text:p text:style-name="P3">Function <text:span text:style-name="T1">SDEXT(Arg, IsArgMV, Function_id)</text:span><text:line-break/><text:line-break/> <text:s text:c="2"/><text:span text:style-name="T1">Function_Id</text:span> = the integer value used to identify what c code / function is execute.</text:p>
      <text:p text:style-name="P3"><text:tab/><text:tab/><text:tab/><text:span text:style-name="T2">Defined in SYSCOM/KEYS.H and gplsrc/keys.h</text:span><text:line-break/> <text:s text:c="2"/><text:span text:style-name="T1">IsArgMV</text:span> <text:s text:c="4"/>= If passing a multiple arguments in Arg, set to true, otherwise false. <text:s/><text:line-break/> <text:s text:c="2"/><text:span text:style-name="T1">Arg</text:span> <text:s text:c="8"/><text:tab/>= string value passed to the c code / function. For functions requiring multiple <text:tab/><text:tab/><text:tab/><text:tab/><text:tab/>arguments, set IsArgMV to true and pass arguments in a FIELD_MARK <text:tab/><text:tab/><text:tab/><text:tab/><text:tab/>separated string, with a maximum of ?10? fields??<text:line-break/><text:line-break/>Use the BASIC function STATUS() to return function status:<text:line-break/><text:tab/><text:line-break/>STATUS() = 0 successful call, <text:s/>otherwise error code returned from function, see SYSCOM/ERR.H <text:span text:style-name="T2">and gplsrc/err.h.</text:span></text:p>
      <text:p text:style-name="P3"/>
      <text:p text:style-name="P4">Source code for this function is found in gplsrc/sd_ext.c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2T07:57:13.557000000</meta:creation-date>
    <dc:date>2024-08-02T08:07:14.383000000</dc:date>
    <meta:editing-duration>PT9M59S</meta:editing-duration>
    <meta:editing-cycles>4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6" meta:word-count="146" meta:character-count="938" meta:non-whitespace-character-count="753"/>
  </office:meta>
</office:document-meta>
</file>